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QueryNodeFactory.createDerefQueryNode( QueryNode parent , Name nameTest , boolean descenda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ueryNodeFactory.createNotQueryNode( Query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ueryNodeFactory.createPropertyFunctionQueryNode( QueryNode parent , String func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ueryNodeFactory.createOrderQueryNode( Query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ueryNodeFactory.DefaultQueryNodeFactory( List validJcrSystemNodeTyp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QueryNodeFactory.createAndQueryNode( Query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ueryNodeFactory.createRelationQueryNode( QueryNode parent , int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ueryNodeFactory.createOrQueryNode( Query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ueryNodeFactory.createPathQueryNode( Query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ueryNodeFactory.createLocationStepQueryNode( Query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ueryNodeFactory.createNodeTypeQueryNode( QueryNode parent , Name nod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ueryNodeFactory.createQueryRoo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ueryNodeFactory.createTextsearchQueryNode( QueryNode parent ,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